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7.699375cm"/>
    </style:style>
    <style:style style:name="co9" style:family="table-column">
      <style:table-column-properties fo:break-before="auto" style:column-width="10.980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Rosa crema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De débil a fuert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Fuerte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De gris a marró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75" table:style-name="ce10">
            <text:p>7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Ganga 10%</text:p>
          </table:table-cell>
          <table:table-cell office:value-type="string" table:style-name="ce12">
            <text:p>Pentlandita 10%</text:p>
          </table:table-cell>
          <table:table-cell office:value-type="string" table:style-name="ce12">
            <text:p>Calcopirita 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Pirrotin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4">
            <text:p>Fe<text:span text:style-name="T2">1-X</text:span>S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Puede ser visible (0001)<text:s/>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Fuerte (34.8-39.9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Marrón rosado cremos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Media: &gt;&gt;calcopirita, ~ pentlandita, &lt;&lt;arsenopirita, &lt;&lt;pir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De débil a fuerte. De colores marrones crema a marrón rojiz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7">
            <text:p>Gris amarillento, gris verdoso o azul grises.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Minerales associados</text:p>
          </table:table-cell>
          <table:table-cell office:value-type="string" table:style-name="ce7">
            <text:p>Arsenopirita, calcopirita, galena, ilmenita, magnetita, marcasita, pentlandita, pirita, estann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4:36Z</dc:date>
    <meta:editing-cycles>3</meta:editing-cycles>
    <meta:editing-duration>PT1452S</meta:editing-duration>
  </office:meta>
</office:document-meta>
</file>